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art1">
        <table:shapes>
          <draw:frame draw:z-index="1" draw:id="id0" draw:style-name="a0" draw:name="图表 1" svg:x="0in" svg:y="0in" svg:width="10.18333in" svg:height="6.6583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Chart2">
        <table:shapes>
          <draw:frame draw:z-index="1" draw:id="id1" draw:style-name="a1" draw:name="图表 1" svg:x="0in" svg:y="0in" svg:width="10.18333in" svg:height="6.6583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Chart3">
        <table:shapes>
          <draw:frame draw:z-index="1" draw:id="id2" draw:style-name="a2" draw:name="图表 1" svg:x="0in" svg:y="0in" svg:width="10.18333in" svg:height="6.65833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Chart4">
        <table:shapes>
          <draw:frame draw:z-index="1" draw:id="id3" draw:style-name="a3" draw:name="图表 1" svg:x="0in" svg:y="0in" svg:width="10.18333in" svg:height="6.65833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Sheet1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1">
            <text:p>100 2 controll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leep 0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7164.5672801" table:style-name="ce1">
            <text:p>1456837165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7738.06319" table:style-name="ce1">
            <text:p>1456837738</text:p>
          </table:table-cell>
          <table:table-cell table:number-columns-repeated="3" table:style-name="ce1"/>
          <table:table-cell office:value-type="string" table:style-name="ce1">
            <text:p>100.2.S</text:p>
          </table:table-cell>
          <table:table-cell office:value-type="string" table:style-name="ce1">
            <text:p>100.2.B</text:p>
          </table:table-cell>
          <table:table-cell office:value-type="string" table:style-name="ce1">
            <text:p>500.2.S</text:p>
          </table:table-cell>
          <table:table-cell office:value-type="string" table:style-name="ce1">
            <text:p>500.2.B</text:p>
          </table:table-cell>
          <table:table-cell office:value-type="string" table:style-name="ce1">
            <text:p>100.4.S</text:p>
          </table:table-cell>
          <table:table-cell office:value-type="string" table:style-name="ce1">
            <text:p>100.4.B</text:p>
          </table:table-cell>
          <table:table-cell office:value-type="string" table:style-name="ce1">
            <text:p>500.4.S</text:p>
          </table:table-cell>
          <table:table-cell office:value-type="string" table:style-name="ce1">
            <text:p>500.4.B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7172.63784" table:style-name="ce1">
            <text:p>1456837173</text:p>
          </table:table-cell>
          <table:table-cell office:value-type="float" office:value="8.0705599784851074" table:formula="of:=[.B4]-[.B3]" table:style-name="ce1">
            <text:p>8.070559978</text:p>
          </table:table-cell>
          <table:table-cell office:value-type="string" table:style-name="ce1">
            <text:p>Finish 1</text:p>
          </table:table-cell>
          <table:table-cell office:value-type="float" office:value="1456837739.5815101" table:style-name="ce1">
            <text:p>1456837740</text:p>
          </table:table-cell>
          <table:table-cell office:value-type="float" office:value="1.5183200836181641" table:formula="of:=[.E4]-[.E3]" table:style-name="ce1">
            <text:p>1.51832008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.4005599021911621" table:formula="of:=[.B5]-[.B3]" table:style-name="ce1">
            <text:p>8.400559902</text:p>
          </table:table-cell>
          <table:table-cell office:value-type="float" office:value="1.5795600414276123" table:formula="of:=[.E5]-[.E3]" table:style-name="ce2">
            <text:p>1.579560041</text:p>
          </table:table-cell>
          <table:table-cell office:value-type="float" office:value="38.642570018768311" table:formula="of:=[.B45]-[.B43]" table:style-name="ce2">
            <text:p>38.64257002</text:p>
          </table:table-cell>
          <table:table-cell office:value-type="float" office:value="8.1494700908660889" table:formula="of:=[.E44]-[.E43]" table:style-name="ce2">
            <text:p>8.149470091</text:p>
          </table:table-cell>
          <table:table-cell office:value-type="float" office:value="19.009220123291016" table:formula="of:=[.B21]-[.B20]" table:style-name="ce2">
            <text:p>19.00922012</text:p>
          </table:table-cell>
          <table:table-cell office:value-type="float" office:value="2.6808497905731201" table:formula="of:=[.E28]-[.E27]" table:style-name="ce1">
            <text:p>2.680849791</text:p>
          </table:table-cell>
          <table:table-cell office:value-type="float" office:value="114.40467000007629" table:formula="of:=[.B89]-[.B88]" table:style-name="ce2">
            <text:p>114.40467</text:p>
          </table:table-cell>
          <table:table-cell office:value-type="float" office:value="13.59564995765686" table:formula="of:=[.E61]-[.E60]" table:style-name="ce2">
            <text:p>13.59564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7172.96784" table:style-name="ce1">
            <text:p>1456837173</text:p>
          </table:table-cell>
          <table:table-cell office:value-type="float" office:value="8.4005599021911621" table:formula="of:=[.B5]-[.B3]" table:style-name="ce1">
            <text:p>8.400559902</text:p>
          </table:table-cell>
          <table:table-cell office:value-type="string" table:style-name="ce1">
            <text:p>Finish 2</text:p>
          </table:table-cell>
          <table:table-cell office:value-type="float" office:value="1456837739.64275" table:style-name="ce1">
            <text:p>1456837740</text:p>
          </table:table-cell>
          <table:table-cell office:value-type="float" office:value="1.5795600414276123" table:formula="of:=[.E5]-[.E3]" table:style-name="ce2">
            <text:p>1.579560041</text:p>
          </table:table-cell>
          <table:table-cell table:style-name="ce1"/>
          <table:table-cell office:value-type="float" office:value="0.01" table:style-name="ce1">
            <text:p>0.01</text:p>
          </table:table-cell>
          <table:table-cell office:value-type="float" office:value="7.3030598163604736" table:formula="of:=[.B9]-[.B8]" table:style-name="ce2">
            <text:p>7.303059816</text:p>
          </table:table-cell>
          <table:table-cell office:value-type="float" office:value="2.105720043182373" table:formula="of:=[.E10]-[.E8]" table:style-name="ce2">
            <text:p>2.105720043</text:p>
          </table:table-cell>
          <table:table-cell office:value-type="float" office:value="32.371449947357178" table:formula="of:=[.B49]-[.B48]" table:style-name="ce2">
            <text:p>32.37144995</text:p>
          </table:table-cell>
          <table:table-cell office:value-type="float" office:value="13.016780138015747" table:formula="of:=[.E49]-[.E48]" table:style-name="ce2">
            <text:p>13.01678014</text:p>
          </table:table-cell>
          <table:table-cell office:value-type="float" office:value="17.766339778900146" table:formula="of:=[.B28]-[.B27]" table:style-name="ce2">
            <text:p>17.76633978</text:p>
          </table:table-cell>
          <table:table-cell office:value-type="float" office:value="2.6808497905731201" table:formula="of:=[.E28]-[.E27]" table:style-name="ce2">
            <text:p>2.680849791</text:p>
          </table:table-cell>
          <table:table-cell office:value-type="float" office:value="104.71241998672485" table:formula="of:=[.B68]-[.B67]" table:style-name="ce2">
            <text:p>104.71242</text:p>
          </table:table-cell>
          <table:table-cell office:value-type="float" office:value="12.682240009307861" table:formula="of:=[.E68]-[.E67]" table:style-name="ce2">
            <text:p>12.68224001</text:p>
          </table:table-cell>
          <table:table-cell table:number-columns-repeated="16368"/>
        </table:table-row>
        <table:table-row table:style-name="ro1">
          <table:table-cell table:number-columns-repeated="7" table:style-name="ce1"/>
          <table:table-cell office:value-type="float" office:value="0.1" table:style-name="ce1">
            <text:p>0.1</text:p>
          </table:table-cell>
          <table:table-cell office:value-type="float" office:value="11.826480150222778" table:formula="of:=[.B15]-[.B13]" table:style-name="ce2">
            <text:p>11.82648015</text:p>
          </table:table-cell>
          <table:table-cell office:value-type="float" office:value="10.551019906997681" table:formula="of:=[.E15]-[.E13]" table:style-name="ce2">
            <text:p>10.55101991</text:p>
          </table:table-cell>
          <table:table-cell office:value-type="float" office:value="60.242079973220825" table:formula="of:=[.B54]-[.B53]" table:style-name="ce2">
            <text:p>60.24207997</text:p>
          </table:table-cell>
          <table:table-cell office:value-type="float" office:value="56.870389938354492" table:formula="of:=[.E54]-[.E53]" table:style-name="ce2">
            <text:p>56.87038994</text:p>
          </table:table-cell>
          <table:table-cell office:value-type="float" office:value="19.818380117416382" table:formula="of:=[.B35]-[.B34]" table:style-name="ce2">
            <text:p>19.81838012</text:p>
          </table:table-cell>
          <table:table-cell office:value-type="float" office:value="10.453680038452148" table:formula="of:=[.E37]-[.E34]" table:style-name="ce1">
            <text:p>10.45368004</text:p>
          </table:table-cell>
          <table:table-cell office:value-type="float" office:value="94.2" table:style-name="ce2">
            <text:p>94.2</text:p>
          </table:table-cell>
          <table:table-cell office:value-type="float" office:value="55.007280111312866" table:formula="of:=[.E75]-[.E74]" table:style-name="ce2">
            <text:p>55.00728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leep 0.01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7259.8891201" table:style-name="ce1">
            <text:p>1456837260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7855.00964" table:style-name="ce1">
            <text:p>14568378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7267.1921799" table:style-name="ce1">
            <text:p>1456837267</text:p>
          </table:table-cell>
          <table:table-cell office:value-type="float" office:value="7.3030598163604736" table:formula="of:=[.B9]-[.B8]" table:style-name="ce1">
            <text:p>7.303059816</text:p>
          </table:table-cell>
          <table:table-cell office:value-type="string" table:style-name="ce1">
            <text:p>Finish 1</text:p>
          </table:table-cell>
          <table:table-cell office:value-type="float" office:value="1456837857.10431" table:style-name="ce1">
            <text:p>1456837857</text:p>
          </table:table-cell>
          <table:table-cell office:value-type="float" office:value="2.0946700572967529" table:formula="of:=[.E9]-[.E8]" table:style-name="ce1">
            <text:p>2.09467005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7267.32127" table:style-name="ce1">
            <text:p>1456837267</text:p>
          </table:table-cell>
          <table:table-cell office:value-type="float" office:value="7.4321498870849609" table:formula="of:=[.B10]-[.B8]" table:style-name="ce1">
            <text:p>7.432149887</text:p>
          </table:table-cell>
          <table:table-cell office:value-type="string" table:style-name="ce1">
            <text:p>Finish 2</text:p>
          </table:table-cell>
          <table:table-cell office:value-type="float" office:value="1456837857.11536" table:style-name="ce1">
            <text:p>1456837857</text:p>
          </table:table-cell>
          <table:table-cell office:value-type="float" office:value="2.105720043182373" table:formula="of:=[.E10]-[.E8]" table:style-name="ce1">
            <text:p>2.105720043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eep 0.1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7314.26594" table:style-name="ce1">
            <text:p>1456837314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29263" table:style-name="ce1">
            <text:p>145682926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7326.0458" table:style-name="ce1">
            <text:p>1456837326</text:p>
          </table:table-cell>
          <table:table-cell office:value-type="float" office:value="11.779860019683838" table:formula="of:=[.B14]-[.B13]" table:style-name="ce1">
            <text:p>11.77986002</text:p>
          </table:table-cell>
          <table:table-cell office:value-type="string" table:style-name="ce1">
            <text:p>Finish 1</text:p>
          </table:table-cell>
          <table:table-cell office:value-type="float" office:value="1456829273.4742999" table:style-name="ce1">
            <text:p>1456829273</text:p>
          </table:table-cell>
          <table:table-cell office:value-type="float" office:value="10.474299907684326" table:formula="of:=[.E14]-[.E13]" table:style-name="ce1">
            <text:p>10.47429991</text:p>
          </table:table-cell>
          <table:table-cell table:number-columns-repeated="2" table:style-name="ce1"/>
          <table:table-cell office:value-type="string" table:style-name="ce1">
            <text:p>controller</text:p>
          </table:table-cell>
          <table:table-cell table:style-name="ce1"/>
          <table:table-cell office:value-type="string" table:style-name="ce1">
            <text:p>overhea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7326.0924201" table:style-name="ce1">
            <text:p>1456837326</text:p>
          </table:table-cell>
          <table:table-cell office:value-type="float" office:value="11.826480150222778" table:formula="of:=[.B15]-[.B13]" table:style-name="ce1">
            <text:p>11.82648015</text:p>
          </table:table-cell>
          <table:table-cell office:value-type="string" table:style-name="ce1">
            <text:p>Finish 2</text:p>
          </table:table-cell>
          <table:table-cell office:value-type="float" office:value="1456829273.5510199" table:style-name="ce1">
            <text:p>1456829274</text:p>
          </table:table-cell>
          <table:table-cell office:value-type="float" office:value="10.551019906997681" table:formula="of:=[.E15]-[.E13]" table:style-name="ce1">
            <text:p>10.5510199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6.8209998607635491E-2" table:formula="of:=([.I4]-[.J4])/100" table:style-name="ce1">
            <text:p>0.068209999</text:p>
          </table:table-cell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float" office:value="500" table:style-name="ce1">
            <text:p>500</text:p>
          </table:table-cell>
          <table:table-cell office:value-type="float" office:value="6.0986199855804446E-2" table:formula="of:=([.K4]-[.L4])/500" table:style-name="ce1">
            <text:p>0.0609862</text:p>
          </table:table-cell>
          <table:table-cell table:number-columns-repeated="16373" table:style-name="ce1"/>
        </table:table-row>
        <table:table-row table:style-name="ro1"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0.16328370332717895" table:formula="of:=([.M4]-[.N4])/100" table:style-name="ce1">
            <text:p>0.1632837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0 4 controllers</text:p>
          </table:table-cell>
          <table:table-cell table:number-columns-repeated="8" table:style-name="ce1"/>
          <table:table-cell office:value-type="float" office:value="500" table:style-name="ce1">
            <text:p>500</text:p>
          </table:table-cell>
          <table:table-cell office:value-type="float" office:value="0.20161804008483886" table:formula="of:=([.O4]-[.P4])/500" table:style-name="ce1">
            <text:p>0.2016180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leep 0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8359.3085799" table:style-name="ce1">
            <text:p>1456838359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7632.15062" table:style-name="ce1">
            <text:p>1456837632</text:p>
          </table:table-cell>
          <table:table-cell table:number-columns-repeated="2" table:style-name="ce1"/>
          <table:table-cell office:value-type="float" office:value="0.01" table:style-name="ce1">
            <text:p>0.01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5.1973397731781008E-2" table:formula="of:=([.I5]-[.J5])/100" table:style-name="ce1">
            <text:p>0.0519733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8378.3178" table:style-name="ce1">
            <text:p>1456838378</text:p>
          </table:table-cell>
          <table:table-cell office:value-type="float" office:value="19.009220123291016" table:formula="of:=[.B21]-[.B20]" table:style-name="ce1">
            <text:p>19.00922012</text:p>
          </table:table-cell>
          <table:table-cell office:value-type="string" table:style-name="ce1">
            <text:p>Finish 1</text:p>
          </table:table-cell>
          <table:table-cell office:value-type="float" office:value="1456837634.32446" table:style-name="ce1">
            <text:p>1456837634</text:p>
          </table:table-cell>
          <table:table-cell office:value-type="float" office:value="2.1738400459289551" table:formula="of:=[.E21]-[.E20]" table:style-name="ce1">
            <text:p>2.173840046</text:p>
          </table:table-cell>
          <table:table-cell table:number-columns-repeated="3" table:style-name="ce1"/>
          <table:table-cell office:value-type="float" office:value="500" table:style-name="ce1">
            <text:p>500</text:p>
          </table:table-cell>
          <table:table-cell office:value-type="float" office:value="3.8709339618682864E-2" table:formula="of:=([.K5]-[.L5])/500" table:style-name="ce1">
            <text:p>0.038709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8378.5278001" table:style-name="ce1">
            <text:p>1456838379</text:p>
          </table:table-cell>
          <table:table-cell office:value-type="float" office:value="19.219220161437988" table:formula="of:=[.B22]-[.B20]" table:style-name="ce1">
            <text:p>19.21922016</text:p>
          </table:table-cell>
          <table:table-cell office:value-type="string" table:style-name="ce1">
            <text:p>Finish 2</text:p>
          </table:table-cell>
          <table:table-cell office:value-type="float" office:value="1456837634.35815" table:style-name="ce1">
            <text:p>1456837634</text:p>
          </table:table-cell>
          <table:table-cell office:value-type="float" office:value="2.2075300216674805" table:formula="of:=[.E22]-[.E20]" table:style-name="ce1">
            <text:p>2.20753002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0.15085489988327028" table:formula="of:=([.M5]-[.N5])/100" table:style-name="ce1">
            <text:p>0.1508549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456838379.3178" table:style-name="ce1">
            <text:p>1456838379</text:p>
          </table:table-cell>
          <table:table-cell office:value-type="float" office:value="20.009220123291016" table:formula="of:=[.B23]-[.B20]" table:style-name="ce1">
            <text:p>20.00922012</text:p>
          </table:table-cell>
          <table:table-cell table:style-name="ce1"/>
          <table:table-cell office:value-type="float" office:value="1456837634.38516" table:style-name="ce1">
            <text:p>1456837634</text:p>
          </table:table-cell>
          <table:table-cell office:value-type="float" office:value="2.2345399856567383" table:formula="of:=[.E23]-[.E20]" table:style-name="ce1">
            <text:p>2.234539986</text:p>
          </table:table-cell>
          <table:table-cell table:number-columns-repeated="3" table:style-name="ce1"/>
          <table:table-cell office:value-type="float" office:value="500" table:style-name="ce1">
            <text:p>500</text:p>
          </table:table-cell>
          <table:table-cell office:value-type="float" office:value="0.184060359954834" table:formula="of:=([.O5]-[.P5])/500" table:style-name="ce1">
            <text:p>0.18406036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1456838379.3578" table:style-name="ce1">
            <text:p>1456838379</text:p>
          </table:table-cell>
          <table:table-cell office:value-type="float" office:value="20.049220085144043" table:formula="of:=[.B24]-[.B20]" table:style-name="ce1">
            <text:p>20.04922009</text:p>
          </table:table-cell>
          <table:table-cell table:style-name="ce1"/>
          <table:table-cell office:value-type="float" office:value="1456837634.39539" table:style-name="ce1">
            <text:p>1456837634</text:p>
          </table:table-cell>
          <table:table-cell office:value-type="float" office:value="2.2447700500488281" table:formula="of:=[.E24]-[.E20]" table:style-name="ce1">
            <text:p>2.24477005</text:p>
          </table:table-cell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office:value-type="float" office:value="0.1" table:style-name="ce1">
            <text:p>0.1</text:p>
          </table:table-cell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.2754602432250977E-2" table:formula="of:=([.I6]-[.J6])/100" table:style-name="ce1">
            <text:p>0.01275460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leep 0.01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5" table:style-name="ce1"/>
          <table:table-cell office:value-type="float" office:value="500" table:style-name="ce1">
            <text:p>500</text:p>
          </table:table-cell>
          <table:table-cell office:value-type="float" office:value="6.743380069732666E-3" table:formula="of:=([.K6]-[.L6])/500" table:style-name="ce1">
            <text:p>0.0067433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8459.1463301" table:style-name="ce1">
            <text:p>1456838459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7792.0641501" table:style-name="ce1">
            <text:p>145683779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9.3647000789642332E-2" table:formula="of:=([.M6]-[.N6])/100" table:style-name="ce1">
            <text:p>0.0936470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8476.9126699" table:style-name="ce1">
            <text:p>1456838477</text:p>
          </table:table-cell>
          <table:table-cell office:value-type="float" office:value="17.766339778900146" table:formula="of:=[.B28]-[.B27]" table:style-name="ce1">
            <text:p>17.76633978</text:p>
          </table:table-cell>
          <table:table-cell office:value-type="string" table:style-name="ce1">
            <text:p>Finish 1</text:p>
          </table:table-cell>
          <table:table-cell office:value-type="float" office:value="1456837794.7449999" table:style-name="ce1">
            <text:p>1456837795</text:p>
          </table:table-cell>
          <table:table-cell office:value-type="float" office:value="2.6808497905731201" table:formula="of:=[.E28]-[.E27]" table:style-name="ce1">
            <text:p>2.680849791</text:p>
          </table:table-cell>
          <table:table-cell table:number-columns-repeated="3" table:style-name="ce1"/>
          <table:table-cell office:value-type="float" office:value="500" table:style-name="ce1">
            <text:p>500</text:p>
          </table:table-cell>
          <table:table-cell office:value-type="float" office:value="7.8385439777374277E-2" table:formula="of:=([.O6]-[.P6])/500" table:style-name="ce1">
            <text:p>0.078385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8476.9561" table:style-name="ce1">
            <text:p>1456838477</text:p>
          </table:table-cell>
          <table:table-cell office:value-type="float" office:value="17.809769868850708" table:formula="of:=[.B29]-[.B27]" table:style-name="ce1">
            <text:p>17.80976987</text:p>
          </table:table-cell>
          <table:table-cell office:value-type="string" table:style-name="ce1">
            <text:p>Finish 2</text:p>
          </table:table-cell>
          <table:table-cell office:value-type="float" office:value="1456837794.7943399" table:style-name="ce1">
            <text:p>1456837795</text:p>
          </table:table-cell>
          <table:table-cell office:value-type="float" office:value="2.7301898002624512" table:formula="of:=[.E29]-[.E27]" table:style-name="ce1">
            <text:p>2.730189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456838477.6561" table:style-name="ce1">
            <text:p>1456838478</text:p>
          </table:table-cell>
          <table:table-cell office:value-type="float" office:value="18.509769916534424" table:formula="of:=[.B30]-[.B27]" table:style-name="ce1">
            <text:p>18.50976992</text:p>
          </table:table-cell>
          <table:table-cell table:style-name="ce1"/>
          <table:table-cell office:value-type="float" office:value="1456837794.8029201" table:style-name="ce1">
            <text:p>1456837795</text:p>
          </table:table-cell>
          <table:table-cell office:value-type="float" office:value="2.7387700080871582" table:formula="of:=[.E30]-[.E27]" table:style-name="ce1">
            <text:p>2.738770008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1456838478.4561" table:style-name="ce1">
            <text:p>1456838478</text:p>
          </table:table-cell>
          <table:table-cell office:value-type="float" office:value="19.309769868850708" table:formula="of:=[.B31]-[.B27]" table:style-name="ce1">
            <text:p>19.30976987</text:p>
          </table:table-cell>
          <table:table-cell table:style-name="ce1"/>
          <table:table-cell office:value-type="float" office:value="1456837794.8377199" table:style-name="ce1">
            <text:p>1456837795</text:p>
          </table:table-cell>
          <table:table-cell office:value-type="float" office:value="2.7735698223114014" table:formula="of:=[.E31]-[.E27]" table:style-name="ce1">
            <text:p>2.773569822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eep 0.1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8610.91801" table:style-name="ce1">
            <text:p>1456838611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7902.25686" table:style-name="ce1">
            <text:p>14568379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8630.7363901" table:style-name="ce1">
            <text:p>1456838631</text:p>
          </table:table-cell>
          <table:table-cell office:value-type="float" office:value="19.818380117416382" table:formula="of:=[.B35]-[.B34]" table:style-name="ce1">
            <text:p>19.81838012</text:p>
          </table:table-cell>
          <table:table-cell office:value-type="string" table:style-name="ce1">
            <text:p>Finish 1</text:p>
          </table:table-cell>
          <table:table-cell office:value-type="float" office:value="1456837912.6743801" table:style-name="ce1">
            <text:p>1456837913</text:p>
          </table:table-cell>
          <table:table-cell office:value-type="float" office:value="10.417520046234131" table:formula="of:=[.E35]-[.E34]" table:style-name="ce1">
            <text:p>10.417520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8630.9363899" table:style-name="ce1">
            <text:p>1456838631</text:p>
          </table:table-cell>
          <table:table-cell office:value-type="float" office:value="20.018379926681519" table:formula="of:=[.B36]-[.B34]" table:style-name="ce1">
            <text:p>20.01837993</text:p>
          </table:table-cell>
          <table:table-cell office:value-type="string" table:style-name="ce1">
            <text:p>Finish 2</text:p>
          </table:table-cell>
          <table:table-cell office:value-type="float" office:value="1456837912.6824901" table:style-name="ce1">
            <text:p>1456837913</text:p>
          </table:table-cell>
          <table:table-cell office:value-type="float" office:value="10.42563009262085" table:formula="of:=[.E36]-[.E34]" table:style-name="ce1">
            <text:p>10.4256300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38631.0363901" table:style-name="ce1">
            <text:p>1456838631</text:p>
          </table:table-cell>
          <table:table-cell office:value-type="float" office:value="20.118380069732666" table:formula="of:=[.B37]-[.B34]" table:style-name="ce1">
            <text:p>20.11838007</text:p>
          </table:table-cell>
          <table:table-cell table:style-name="ce1"/>
          <table:table-cell office:value-type="float" office:value="1456837912.7105401" table:style-name="ce1">
            <text:p>1456837913</text:p>
          </table:table-cell>
          <table:table-cell office:value-type="float" office:value="10.453680038452148" table:formula="of:=[.E37]-[.E34]" table:style-name="ce1">
            <text:p>10.4536800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38631.13639" table:style-name="ce1">
            <text:p>1456838631</text:p>
          </table:table-cell>
          <table:table-cell office:value-type="float" office:value="20.218379974365234" table:formula="of:=[.B38]-[.B34]" table:style-name="ce1">
            <text:p>20.21837997</text:p>
          </table:table-cell>
          <table:table-cell table:style-name="ce1"/>
          <table:table-cell office:value-type="float" office:value="1456837912.72228" table:style-name="ce1">
            <text:p>1456837913</text:p>
          </table:table-cell>
          <table:table-cell office:value-type="float" office:value="10.465420007705688" table:formula="of:=[.E38]-[.E34]" table:style-name="ce1">
            <text:p>10.46542001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500 2 controll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leep 0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4712.13236" table:style-name="ce1">
            <text:p>1456834712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4232.721" table:style-name="ce1">
            <text:p>14568342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4749.7246599" table:style-name="ce1">
            <text:p>1456834750</text:p>
          </table:table-cell>
          <table:table-cell office:value-type="float" office:value="37.592299938201904" table:formula="of:=[.B44]-[.B43]" table:style-name="ce1">
            <text:p>37.59229994</text:p>
          </table:table-cell>
          <table:table-cell office:value-type="string" table:style-name="ce1">
            <text:p>Finish 1</text:p>
          </table:table-cell>
          <table:table-cell office:value-type="float" office:value="1456834240.87047" table:style-name="ce1">
            <text:p>1456834241</text:p>
          </table:table-cell>
          <table:table-cell office:value-type="float" office:value="8.1494700908660889" table:formula="of:=[.E44]-[.E43]" table:style-name="ce1">
            <text:p>8.1494700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4750.77493" table:style-name="ce1">
            <text:p>1456834751</text:p>
          </table:table-cell>
          <table:table-cell office:value-type="float" office:value="38.642570018768311" table:formula="of:=[.B45]-[.B43]" table:style-name="ce1">
            <text:p>38.64257002</text:p>
          </table:table-cell>
          <table:table-cell office:value-type="string" table:style-name="ce1">
            <text:p>Finish 2</text:p>
          </table:table-cell>
          <table:table-cell office:value-type="float" office:value="1456834240.9537599" table:style-name="ce1">
            <text:p>1456834241</text:p>
          </table:table-cell>
          <table:table-cell office:value-type="float" office:value="8.232759952545166" table:formula="of:=[.E45]-[.E43]" table:style-name="ce1">
            <text:p>8.23275995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">
            <text:p>Because push will take a lot of resource on the switch which make pull slow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leep 0.01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4930.6823699" table:style-name="ce1">
            <text:p>1456834931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4143.5461299" table:style-name="ce1">
            <text:p>145683414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4963.0538199" table:style-name="ce1">
            <text:p>1456834963</text:p>
          </table:table-cell>
          <table:table-cell office:value-type="float" office:value="32.371449947357178" table:formula="of:=[.B49]-[.B48]" table:style-name="ce1">
            <text:p>32.37144995</text:p>
          </table:table-cell>
          <table:table-cell office:value-type="string" table:style-name="ce1">
            <text:p>Finish 1</text:p>
          </table:table-cell>
          <table:table-cell office:value-type="float" office:value="1456834156.5629101" table:style-name="ce1">
            <text:p>1456834157</text:p>
          </table:table-cell>
          <table:table-cell office:value-type="float" office:value="13.016780138015747" table:formula="of:=[.E49]-[.E48]" table:style-name="ce1">
            <text:p>13.016780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4963.52461" table:style-name="ce1">
            <text:p>1456834964</text:p>
          </table:table-cell>
          <table:table-cell office:value-type="float" office:value="32.84224009513855" table:formula="of:=[.B50]-[.B48]" table:style-name="ce1">
            <text:p>32.8422401</text:p>
          </table:table-cell>
          <table:table-cell office:value-type="string" table:style-name="ce1">
            <text:p>Finish 2</text:p>
          </table:table-cell>
          <table:table-cell office:value-type="float" office:value="1456834156.6668301" table:style-name="ce1">
            <text:p>1456834157</text:p>
          </table:table-cell>
          <table:table-cell office:value-type="float" office:value="13.120700120925903" table:formula="of:=[.E50]-[.E48]" table:style-name="ce1">
            <text:p>13.1207001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eep 0.1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5422.9354501" table:style-name="ce1">
            <text:p>1456835423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29971.19345" table:style-name="ce1">
            <text:p>145682997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5483.1775301" table:style-name="ce1">
            <text:p>1456835483</text:p>
          </table:table-cell>
          <table:table-cell office:value-type="float" office:value="60.242079973220825" table:formula="of:=[.B54]-[.B53]" table:style-name="ce1">
            <text:p>60.24207997</text:p>
          </table:table-cell>
          <table:table-cell office:value-type="string" table:style-name="ce1">
            <text:p>Finish 1</text:p>
          </table:table-cell>
          <table:table-cell office:value-type="float" office:value="1456830028.0638399" table:style-name="ce1">
            <text:p>1456830028</text:p>
          </table:table-cell>
          <table:table-cell office:value-type="float" office:value="56.870389938354492" table:formula="of:=[.E54]-[.E53]" table:style-name="ce1">
            <text:p>56.870389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5483.25664" table:style-name="ce1">
            <text:p>1456835483</text:p>
          </table:table-cell>
          <table:table-cell office:value-type="float" office:value="60.321189880371094" table:formula="of:=[.B55]-[.B53]" table:style-name="ce1">
            <text:p>60.32118988</text:p>
          </table:table-cell>
          <table:table-cell office:value-type="string" table:style-name="ce1">
            <text:p>Finish 2</text:p>
          </table:table-cell>
          <table:table-cell office:value-type="float" office:value="1456830028.2392099" table:style-name="ce1">
            <text:p>1456830028</text:p>
          </table:table-cell>
          <table:table-cell office:value-type="float" office:value="57.045759916305542" table:formula="of:=[.E55]-[.E53]" table:style-name="ce1">
            <text:p>57.0457599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500 4 controll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leep 0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9322.0929699" table:style-name="ce1">
            <text:p>1456839322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9060.11917" table:style-name="ce1">
            <text:p>145683906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9417.7960501" table:style-name="ce1">
            <text:p>1456839418</text:p>
          </table:table-cell>
          <table:table-cell office:value-type="float" office:value="95.703080177307129" table:formula="of:=[.B61]-[.B60]" table:style-name="ce1">
            <text:p>95.70308018</text:p>
          </table:table-cell>
          <table:table-cell office:value-type="string" table:style-name="ce1">
            <text:p>Finish 1</text:p>
          </table:table-cell>
          <table:table-cell office:value-type="float" office:value="1456839073.7148199" table:style-name="ce1">
            <text:p>1456839074</text:p>
          </table:table-cell>
          <table:table-cell office:value-type="float" office:value="13.59564995765686" table:formula="of:=[.E61]-[.E60]" table:style-name="ce1">
            <text:p>13.59564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9417.7960501" table:style-name="ce1">
            <text:p>1456839418</text:p>
          </table:table-cell>
          <table:table-cell office:value-type="float" office:value="95.703080177307129" table:formula="of:=[.B62]-[.B60]" table:style-name="ce1">
            <text:p>95.70308018</text:p>
          </table:table-cell>
          <table:table-cell office:value-type="string" table:style-name="ce1">
            <text:p>Finish 2</text:p>
          </table:table-cell>
          <table:table-cell office:value-type="float" office:value="1456839073.80059" table:style-name="ce1">
            <text:p>1456839074</text:p>
          </table:table-cell>
          <table:table-cell office:value-type="float" office:value="13.681420087814331" table:formula="of:=[.E62]-[.E60]" table:style-name="ce1">
            <text:p>13.6814200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39417.7960501" table:style-name="ce1">
            <text:p>1456839418</text:p>
          </table:table-cell>
          <table:table-cell office:value-type="float" office:value="95.703080177307129" table:formula="of:=[.B63]-[.B60]" table:style-name="ce1">
            <text:p>95.70308018</text:p>
          </table:table-cell>
          <table:table-cell table:style-name="ce1"/>
          <table:table-cell office:value-type="float" office:value="1456839073.9409101" table:style-name="ce1">
            <text:p>1456839074</text:p>
          </table:table-cell>
          <table:table-cell office:value-type="float" office:value="13.82174015045166" table:formula="of:=[.E63]-[.E60]" table:style-name="ce1">
            <text:p>13.8217401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39417.7960501" table:style-name="ce1">
            <text:p>1456839418</text:p>
          </table:table-cell>
          <table:table-cell office:value-type="float" office:value="95.703080177307129" table:formula="of:=[.B64]-[.B60]" table:style-name="ce1">
            <text:p>95.70308018</text:p>
          </table:table-cell>
          <table:table-cell table:style-name="ce1"/>
          <table:table-cell office:value-type="float" office:value="1456839074.0304" table:style-name="ce1">
            <text:p>1456839074</text:p>
          </table:table-cell>
          <table:table-cell office:value-type="float" office:value="13.911230087280273" table:formula="of:=[.E64]-[.E60]" table:style-name="ce1">
            <text:p>13.9112300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eep 0.01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9588.4618001" table:style-name="ce1">
            <text:p>1456839588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9128.3905699" table:style-name="ce1">
            <text:p>145683912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9693.1742201" table:style-name="ce1">
            <text:p>1456839693</text:p>
          </table:table-cell>
          <table:table-cell office:value-type="float" office:value="104.71241998672485" table:formula="of:=[.B68]-[.B67]" table:style-name="ce1">
            <text:p>104.71242</text:p>
          </table:table-cell>
          <table:table-cell office:value-type="string" table:style-name="ce1">
            <text:p>Finish 1</text:p>
          </table:table-cell>
          <table:table-cell office:value-type="float" office:value="1456839141.0728099" table:style-name="ce1">
            <text:p>1456839141</text:p>
          </table:table-cell>
          <table:table-cell office:value-type="float" office:value="12.682240009307861" table:formula="of:=[.E68]-[.E67]" table:style-name="ce1">
            <text:p>12.682240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9693.1742201" table:style-name="ce1">
            <text:p>1456839693</text:p>
          </table:table-cell>
          <table:table-cell office:value-type="float" office:value="104.71241998672485" table:formula="of:=[.B69]-[.B67]" table:style-name="ce1">
            <text:p>104.71242</text:p>
          </table:table-cell>
          <table:table-cell office:value-type="string" table:style-name="ce1">
            <text:p>Finish 2</text:p>
          </table:table-cell>
          <table:table-cell office:value-type="float" office:value="1456839141.13291" table:style-name="ce1">
            <text:p>1456839141</text:p>
          </table:table-cell>
          <table:table-cell office:value-type="float" office:value="12.742340087890625" table:formula="of:=[.E69]-[.E67]" table:style-name="ce1">
            <text:p>12.7423400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39693.1742201" table:style-name="ce1">
            <text:p>1456839693</text:p>
          </table:table-cell>
          <table:table-cell office:value-type="float" office:value="104.71241998672485" table:formula="of:=[.B70]-[.B67]" table:style-name="ce1">
            <text:p>104.71242</text:p>
          </table:table-cell>
          <table:table-cell table:style-name="ce1"/>
          <table:table-cell office:value-type="float" office:value="1456839141.1519699" table:style-name="ce1">
            <text:p>1456839141</text:p>
          </table:table-cell>
          <table:table-cell office:value-type="float" office:value="12.761399984359741" table:formula="of:=[.E70]-[.E67]" table:style-name="ce1">
            <text:p>12.7613999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39693.1742201" table:style-name="ce1">
            <text:p>1456839693</text:p>
          </table:table-cell>
          <table:table-cell office:value-type="float" office:value="104.71241998672485" table:formula="of:=[.B71]-[.B67]" table:style-name="ce1">
            <text:p>104.71242</text:p>
          </table:table-cell>
          <table:table-cell table:style-name="ce1"/>
          <table:table-cell office:value-type="float" office:value="1456839141.2639401" table:style-name="ce1">
            <text:p>1456839141</text:p>
          </table:table-cell>
          <table:table-cell office:value-type="float" office:value="12.873370170593262" table:formula="of:=[.E71]-[.E67]" table:style-name="ce1">
            <text:p>12.8733701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eep 0.1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39854.44874" table:style-name="ce1">
            <text:p>1456839854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39200.4718299" table:style-name="ce1">
            <text:p>14568392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39929.16013" table:style-name="ce1">
            <text:p>1456839929</text:p>
          </table:table-cell>
          <table:table-cell office:value-type="float" office:value="74.711390018463135" table:formula="of:=[.B75]-[.B74]" table:style-name="ce1">
            <text:p>74.71139002</text:p>
          </table:table-cell>
          <table:table-cell office:value-type="string" table:style-name="ce1">
            <text:p>Finish 1</text:p>
          </table:table-cell>
          <table:table-cell office:value-type="float" office:value="1456839255.47911" table:style-name="ce1">
            <text:p>1456839255</text:p>
          </table:table-cell>
          <table:table-cell office:value-type="float" office:value="55.007280111312866" table:formula="of:=[.E75]-[.E74]" table:style-name="ce1">
            <text:p>55.007280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39929.20907" table:style-name="ce1">
            <text:p>1456839929</text:p>
          </table:table-cell>
          <table:table-cell office:value-type="float" office:value="74.760329961776733" table:formula="of:=[.B76]-[.B74]" table:style-name="ce1">
            <text:p>74.76032996</text:p>
          </table:table-cell>
          <table:table-cell office:value-type="string" table:style-name="ce1">
            <text:p>Finish 2</text:p>
          </table:table-cell>
          <table:table-cell office:value-type="float" office:value="1456839255.5155699" table:style-name="ce1">
            <text:p>1456839256</text:p>
          </table:table-cell>
          <table:table-cell office:value-type="float" office:value="55.043740034103394" table:formula="of:=[.E76]-[.E74]" table:style-name="ce1">
            <text:p>55.0437400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39929.20907" table:style-name="ce1">
            <text:p>1456839929</text:p>
          </table:table-cell>
          <table:table-cell office:value-type="float" office:value="74.760329961776733" table:formula="of:=[.B77]-[.B74]" table:style-name="ce1">
            <text:p>74.76032996</text:p>
          </table:table-cell>
          <table:table-cell table:style-name="ce1"/>
          <table:table-cell office:value-type="float" office:value="1456839255.5265801" table:style-name="ce1">
            <text:p>1456839256</text:p>
          </table:table-cell>
          <table:table-cell office:value-type="float" office:value="55.054750204086304" table:formula="of:=[.E77]-[.E74]" table:style-name="ce1">
            <text:p>55.054750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39929.20907" table:style-name="ce1">
            <text:p>1456839929</text:p>
          </table:table-cell>
          <table:table-cell office:value-type="float" office:value="74.760329961776733" table:formula="of:=[.B78]-[.B74]" table:style-name="ce1">
            <text:p>74.76032996</text:p>
          </table:table-cell>
          <table:table-cell table:style-name="ce1"/>
          <table:table-cell office:value-type="float" office:value="1456839255.5725501" table:style-name="ce1">
            <text:p>1456839256</text:p>
          </table:table-cell>
          <table:table-cell office:value-type="float" office:value="55.100720167160034" table:formula="of:=[.E78]-[.E74]" table:style-name="ce1">
            <text:p>55.1007201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eep 0.2</text:p>
          </table:table-cell>
          <table:table-cell table:number-columns-repeated="2" table:style-name="ce1"/>
          <table:table-cell office:value-type="string" table:style-name="ce1">
            <text:p>baselin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456840113.77354" table:style-name="ce1">
            <text:p>1456840114</text:p>
          </table:table-cell>
          <table:table-cell table:style-name="ce1"/>
          <table:table-cell office:value-type="string" table:style-name="ce1">
            <text:p>start</text:p>
          </table:table-cell>
          <table:table-cell office:value-type="float" office:value="1456840372.4426" table:style-name="ce1">
            <text:p>145684037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nish 1</text:p>
          </table:table-cell>
          <table:table-cell office:value-type="float" office:value="1456840244.11462" table:style-name="ce1">
            <text:p>1456840244</text:p>
          </table:table-cell>
          <table:table-cell office:value-type="float" office:value="130.34107995033264" table:formula="of:=[.B82]-[.B81]" table:style-name="ce1">
            <text:p>130.34108</text:p>
          </table:table-cell>
          <table:table-cell office:value-type="string" table:style-name="ce1">
            <text:p>Finish 1</text:p>
          </table:table-cell>
          <table:table-cell office:value-type="float" office:value="1456840478.97962" table:style-name="ce1">
            <text:p>1456840479</text:p>
          </table:table-cell>
          <table:table-cell office:value-type="float" office:value="106.53701996803284" table:formula="of:=[.E82]-[.E81]" table:style-name="ce1">
            <text:p>106.537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ish 2</text:p>
          </table:table-cell>
          <table:table-cell office:value-type="float" office:value="1456840244.2384701" table:style-name="ce1">
            <text:p>1456840244</text:p>
          </table:table-cell>
          <table:table-cell office:value-type="float" office:value="130.46493005752563" table:formula="of:=[.B83]-[.B81]" table:style-name="ce1">
            <text:p>130.4649301</text:p>
          </table:table-cell>
          <table:table-cell office:value-type="string" table:style-name="ce1">
            <text:p>Finish 2</text:p>
          </table:table-cell>
          <table:table-cell office:value-type="float" office:value="1456840479.25038" table:style-name="ce1">
            <text:p>1456840479</text:p>
          </table:table-cell>
          <table:table-cell office:value-type="float" office:value="106.80778002738953" table:formula="of:=[.E83]-[.E81]" table:style-name="ce1">
            <text:p>106.80778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40244.2384701" table:style-name="ce1">
            <text:p>1456840244</text:p>
          </table:table-cell>
          <table:table-cell office:value-type="float" office:value="130.46493005752563" table:formula="of:=[.B84]-[.B81]" table:style-name="ce1">
            <text:p>130.4649301</text:p>
          </table:table-cell>
          <table:table-cell table:style-name="ce1"/>
          <table:table-cell office:value-type="float" office:value="1456840479.33252" table:style-name="ce1">
            <text:p>1456840479</text:p>
          </table:table-cell>
          <table:table-cell office:value-type="float" office:value="106.8899199962616" table:formula="of:=[.E84]-[.E81]" table:style-name="ce1">
            <text:p>106.8899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1456840244.2384701" table:style-name="ce1">
            <text:p>1456840244</text:p>
          </table:table-cell>
          <table:table-cell office:value-type="float" office:value="130.46493005752563" table:formula="of:=[.B85]-[.B81]" table:style-name="ce1">
            <text:p>130.4649301</text:p>
          </table:table-cell>
          <table:table-cell table:style-name="ce1"/>
          <table:table-cell office:value-type="float" office:value="1456840479.3525901" table:style-name="ce1">
            <text:p>1456840479</text:p>
          </table:table-cell>
          <table:table-cell office:value-type="float" office:value="106.90999007225037" table:formula="of:=[.E85]-[.E81]" table:style-name="ce1">
            <text:p>106.909990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456850738.45011" table:style-name="ce1">
            <text:p>145685073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456850852.85478" table:style-name="ce1">
            <text:p>1456850853</text:p>
          </table:table-cell>
          <table:table-cell office:value-type="float" office:value="114.40467000007629" table:formula="of:=[.B89]-[.B88]" table:style-name="ce1">
            <text:p>114.4046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1" table:style-name="ce1">
            <text:p>0.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456850974.46471" table:style-name="ce1">
            <text:p>1456850974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456851068.66645" table:style-name="ce1">
            <text:p>1456851069</text:p>
          </table:table-cell>
          <table:table-cell office:value-type="float" office:value="94.201740026473999" table:formula="of:=[.B92]-[.B91]" table:style-name="ce1">
            <text:p>94.2017400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01" table:style-name="ce1">
            <text:p>0.0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456851192.8898499" table:style-name="ce1">
            <text:p>1456851193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456851299.22576" table:style-name="ce1">
            <text:p>1456851299</text:p>
          </table:table-cell>
          <table:table-cell office:value-type="float" office:value="106.3359100818634" table:formula="of:=[.B95]-[.B94]" table:style-name="ce1">
            <text:p>106.3359101</text:p>
          </table:table-cell>
          <table:table-cell table:number-columns-repeated="16381" table:style-name="ce1"/>
        </table:table-row>
        <table:table-row table:number-rows-repeated="10484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angyu</dc:creator>
    <meta:creation-date>2016-03-01T11:10:55Z</meta:creation-date>
    <dc:date>2016-03-08T21:24:15Z</dc:date>
    <meta:editing-cycles>40</meta:editing-cycles>
    <meta:editing-duration>PT3067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300" chart:overlap="0" chart:link-data-style-to-source="true" chart:visible="true" chart:logarithmic="false" chart:maximum="12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25in" style:font-size-asian="0.125in" style:font-size-complex="0.1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9.4pt" svg:width="733.2pt" chart:style-name="Crt0">
        <chart:title chart:style-name="CT00">
          <text:p text:style-name="a0" text:class-names="" text:cond-style-name="">2 controllers and 100 updates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/seconds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Sleep time/ seconds</text:p>
            </chart:title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>
            <table:table-cell office:value-type="string">
              <text:p>0</text:p>
            </table:table-cell>
            <table:table-cell office:value-type="float" office:value="8.4005630016326904"/>
            <table:table-cell office:value-type="float" office:value="1.57956218719482"/>
          </table:table-row>
          <table:table-row>
            <table:table-cell office:value-type="string">
              <text:p>0.01</text:p>
            </table:table-cell>
            <table:table-cell office:value-type="float" office:value="7.3030550479888898"/>
            <table:table-cell office:value-type="float" office:value="2.1057150363922101"/>
          </table:table-row>
          <table:table-row>
            <table:table-cell office:value-type="string">
              <text:p>0.1</text:p>
            </table:table-cell>
            <table:table-cell office:value-type="float" office:value="11.8264770507813"/>
            <table:table-cell office:value-type="float" office:value="10.551022052764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0" draw:start-color="#71a6db" draw:end-color="#559bdb" draw:start-intensity="100%" draw:end-intensity="100%"/>
    <draw:gradient draw:name="a4" draw:style="linear" draw:angle="0" draw:start-color="#f18c55" draw:end-color="#f67b28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300" chart:overlap="0" chart:link-data-style-to-source="true" chart:visible="true" chart:logarithmic="false" chart:maximum="62" chart:minimum="0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25in" style:font-size-asian="0.125in" style:font-size-complex="0.1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9.4pt" svg:width="733.2pt" chart:style-name="Crt0">
        <chart:title chart:style-name="CT00">
          <text:p text:style-name="a0" text:class-names="" text:cond-style-name="">2 controllers and 500 updates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/ seconds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Sleep time / seconds</text:p>
            </chart:title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38.642566919326804"/>
            <table:table-cell office:value-type="float" office:value="8.1494688987731898"/>
          </table:table-row>
          <table:table-row>
            <table:table-cell office:value-type="float" office:value="0.01"/>
            <table:table-cell office:value-type="float" office:value="32.371453046798699"/>
            <table:table-cell office:value-type="float" office:value="13.016782045364399"/>
          </table:table-row>
          <table:table-row>
            <table:table-cell office:value-type="float" office:value="0.1"/>
            <table:table-cell office:value-type="float" office:value="60.242077112197897"/>
            <table:table-cell office:value-type="float" office:value="56.87038803100590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0" draw:start-color="#71a6db" draw:end-color="#559bdb" draw:start-intensity="100%" draw:end-intensity="100%"/>
    <draw:gradient draw:name="a4" draw:style="linear" draw:angle="0" draw:start-color="#f18c55" draw:end-color="#f67b28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300" chart:overlap="0" chart:link-data-style-to-source="true" chart:visible="true" chart:logarithmic="false" chart:maximum="21" chart:minimum="0" chart:origin="0" chart:tick-marks-major-inner="false" chart:tick-marks-major-outer="true" chart:tick-marks-minor-inner="false" chart:tick-marks-minor-outer="false" chart:display-label="true" chart:axis-label-position="near-axis" chart:axis-position="1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style:font-family-asian="宋体" style:font-pitch-asian="variable" fo:font-size="0.125in" style:font-size-asian="0.125in" style:font-size-complex="0.1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9.4pt" svg:width="733.2pt" chart:style-name="Crt0">
        <chart:title chart:style-name="CT00">
          <text:p text:style-name="a0" text:class-names="" text:cond-style-name="">4 controllers and 100 updates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/ seconds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Sleep time / seconds</text:p>
            </chart:title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19.009220838546799"/>
            <table:table-cell office:value-type="float" office:value="2.6808540821075399"/>
          </table:table-row>
          <table:table-row>
            <table:table-cell office:value-type="float" office:value="0.01"/>
            <table:table-cell office:value-type="float" office:value="17.766340970992999"/>
            <table:table-cell office:value-type="float" office:value="2.6808540821075399"/>
          </table:table-row>
          <table:table-row>
            <table:table-cell office:value-type="float" office:value="0.1"/>
            <table:table-cell office:value-type="float" office:value="19.818379163742101"/>
            <table:table-cell office:value-type="float" office:value="10.45368194580080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0" draw:start-color="#71a6db" draw:end-color="#559bdb" draw:start-intensity="100%" draw:end-intensity="100%"/>
    <draw:gradient draw:name="a4" draw:style="linear" draw:angle="0" draw:start-color="#f18c55" draw:end-color="#f67b28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300" chart:overlap="0" chart:link-data-style-to-source="true" chart:visible="true" chart:logarithmic="false" chart:maximum="135" chart:minimum="0" chart:origin="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479.4pt" svg:width="733.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Time / seconds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Sleep time / seconds</text:p>
            </chart:title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114.404675960541"/>
            <table:table-cell office:value-type="float" office:value="13.5956580638886"/>
          </table:table-row>
          <table:table-row>
            <table:table-cell office:value-type="float" office:value="0.01"/>
            <table:table-cell office:value-type="float" office:value="104.71242213249199"/>
            <table:table-cell office:value-type="float" office:value="12.682236909866299"/>
          </table:table-row>
          <table:table-row>
            <table:table-cell office:value-type="float" office:value="0.1"/>
            <table:table-cell office:value-type="float" office:value="94.2"/>
            <table:table-cell office:value-type="float" office:value="55.00728011131290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